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3a83" officeooo:paragraph-rsid="000f3a83"/>
    </style:style>
    <style:style style:name="P2" style:family="paragraph" style:parent-style-name="Standard" style:list-style-name="L1">
      <style:text-properties officeooo:rsid="0010d843" officeooo:paragraph-rsid="0010d843"/>
    </style:style>
    <style:style style:name="P3" style:family="paragraph" style:parent-style-name="Standard" style:list-style-name="L1">
      <style:text-properties officeooo:rsid="00110b65" officeooo:paragraph-rsid="00110b65"/>
    </style:style>
    <style:style style:name="P4" style:family="paragraph" style:parent-style-name="Standard" style:list-style-name="L1">
      <style:text-properties style:rfc-language-tag="sr-Latn-RS" fo:language="sr" fo:script="Latn" fo:country="RS" officeooo:rsid="00124a23" officeooo:paragraph-rsid="00124a23"/>
    </style:style>
    <style:style style:name="P5" style:family="paragraph" style:parent-style-name="Standard" style:list-style-name="L1">
      <style:text-properties officeooo:rsid="00124a23" officeooo:paragraph-rsid="00124a23"/>
    </style:style>
    <style:style style:name="T1" style:family="text">
      <style:text-properties officeooo:rsid="0010d843"/>
    </style:style>
    <style:style style:name="T2" style:family="text">
      <style:text-properties officeooo:rsid="00110b65"/>
    </style:style>
    <style:style style:name="T3" style:family="text">
      <style:text-properties officeooo:rsid="00124a23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24a23"/>
    </style:style>
    <style:style style:name="T6" style:family="text">
      <style:text-properties fo:language="en" fo:country="US" officeooo:rsid="0015da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4">Dodavan</text:span><text:span text:style-name="T6">j</text:span><text:span text:style-name="T4">e</text:span> novog trenera</text:h>
      <text:list xml:id="list7801997834259340658" text:style-name="L1">
        <text:list-item>
          <text:p text:style-name="P1">Učesnici: Sistemski administrator – <text:span text:style-name="T1">zeli da na jednostavan način doda novog trenera u sistem i da mu dodeli odgovarajuće privilegije</text:span></text:p>
        </text:list-item>
        <text:list-item>
          <text:p text:style-name="P2">Preduslovi: Aministrator ima sve neophod<text:span text:style-name="T2">ne</text:span> podatke o treneru</text:p>
        </text:list-item>
        <text:list-item>
          <text:p text:style-name="P2">Postuslovi: Novi trener je dodat u sistem. Trener je dobio svoj lični nalog</text:p>
        </text:list-item>
        <text:list-item>
          <text:p text:style-name="P2">Osnovnin tok: </text:p>
          <text:list>
            <text:list-item>
              <text:p text:style-name="P2">Administrator otvara formu za unos podataka</text:p>
            </text:list-item>
            <text:list-item>
              <text:p text:style-name="P2">Administrator unosi neophodne podatke i klikće na dugme „<text:span text:style-name="T3">D</text:span>od<text:span text:style-name="T5">aj”</text:span></text:p>
            </text:list-item>
            <text:list-item>
              <text:p text:style-name="P4">Sistem vrši validaciju podatak</text:p>
            </text:list-item>
            <text:list-item>
              <text:p text:style-name="P2">Sistem čuva <text:span text:style-name="T3">unete podatke</text:span></text:p>
            </text:list-item>
            <text:list-item>
              <text:p text:style-name="P5">Sistem šalje mejl treneru sa linkom za početno pristupanje <text:s/>nalogu</text:p>
            </text:list-item>
            <text:list-item>
              <text:p text:style-name="P2">Sistem obavestava administratora o uspe<text:span text:style-name="T3">š</text:span>nom dodavanju novog trenera</text:p>
            </text:list-item>
          </text:list>
        </text:list-item>
        <text:list-item>
          <text:p text:style-name="P2">Alternativni tok:</text:p>
          <text:list>
            <text:list-item>
              <text:p text:style-name="P3">Administrator je uočio nepravilnost u prikupljenim podacima. Administrator kontaktira trenera kako bi dobio ispravne podatke. Slučaj upotrebe se nastavlja na koraku 2</text:p>
            </text:list-item>
            <text:list-item>
              <text:p text:style-name="P5">Trener nije dobio mejl za pristupanje svom nalogu. Administrator ponovo kreira nalog. Slučaj upotrebe se nastavlja na koraku 2</text:p>
            </text:list-item>
          </text:list>
        </text:list-item>
        <text:list-item>
          <text:p text:style-name="P3">Specijalni zahtevi: /</text:p>
        </text:list-item>
        <text:list-item>
          <text:p text:style-name="P3">Dodatni informacije: Neophodni podaci za registraciju trenera su: ime, prezime, , datum rodjenja, mail, telefon, jmbg, adresa, zvanje, <text:span text:style-name="T3">privilegij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sr-Latn-RS" fo:language="sr" fo:script="Latn" fo:country="R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9:04:39.589000000</meta:creation-date>
    <dc:date>2017-11-07T20:22:55.039000000</dc:date>
    <meta:editing-duration>PT7M37S</meta:editing-duration>
    <meta:editing-cycles>3</meta:editing-cycles>
    <meta:generator>LibreOffice/5.2.0.4$Windows_x86 LibreOffice_project/066b007f5ebcc236395c7d282ba488bca6720265</meta:generator>
    <meta:document-statistic meta:table-count="0" meta:image-count="0" meta:object-count="0" meta:page-count="1" meta:paragraph-count="16" meta:word-count="166" meta:character-count="1104" meta:non-whitespace-character-count="966"/>
  </office:meta>
</office:document-meta>
</file>